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ý Matěji,</text:p>
      <text:p text:style-name="Normal">v tomto světě plném tajemství a nekonečných otázek je záhadou takřka vše, ale jedna věc je zcela jasná - naše spojení prostřednictvím čínského znamení Krysy. Toto sdílení znamení je jako tichý šepot osudu, který nás spojuje na cestě, jež může být stejně proměnlivá jako proud řeky pod lunárním světlem. Tvé nitro je jako kniha plná tajemství, která čeká, až bude pomalu odhalována, a tvůj ochránce Raziel ti zjevuje cesty, jak rozluštit šifry světa. </text:p>
      <text:p text:style-name="Normal">Ve světle Valentýna přeji, aby tvé srdce našlo cesty, které jsou sice skryté, ale plné jasnozřivého porozumění a láska, která tě obklopuje, nechť ti vždy ukáže, kam vést kroky další. Ať jsou tyto kroky vedeny tou nejčistší formou radosti a vzájemného pochopení, které se mezi dvěma Krysami může rozvinout. Přeji ti, abys v tajemstvích života vždy nalézal nejen odpovědi, ale i inspiraci.</text:p>
      <text:p text:style-name="Normal">S přání nekonečného štěstí a moudrosti, které ti tvůj anděl strážný Raziel jistě vtiskne do každodenního života.</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